
<file path=META-INF/manifest.xml><?xml version="1.0" encoding="utf-8"?>
<manifest:manifest xmlns:manifest="urn:oasis:names:tc:opendocument:xmlns:manifest:1.0">
  <manifest:file-entry manifest:full-path="/" manifest:version="1.2" manifest:media-type="application/vnd.oasis.opendocument.graphics"/>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20000001000000FE000000F2714C7CD4.svm" manifest:media-type=""/>
  <manifest:file-entry manifest:full-path="Pictures/20000001000000A6000000E5826F540A.svm" manifest:media-type=""/>
  <manifest:file-entry manifest:full-path="Pictures/2000000100000091000000E91D35C203.svm" manifest:media-type=""/>
  <manifest:file-entry manifest:full-path="Pictures/2000000100000095000000F249036A95.svm" manifest:media-type=""/>
  <manifest:file-entry manifest:full-path="Pictures/20000001000000A1000000ED2027EFBB.svm" manifest:media-type=""/>
  <manifest:file-entry manifest:full-path="Pictures/20000001000001A3000000EDAA187C74.svm" manifest:media-type=""/>
  <manifest:file-entry manifest:full-path="Pictures/10000000000000200000002000309F1C.png" manifest:media-type="image/png"/>
  <manifest:file-entry manifest:full-path="Pictures/200000010000019B000000E998E5788A.svm" manifest:media-type=""/>
  <manifest:file-entry manifest:full-path="Pictures/20000001000000F6000001426FFCD15A.svm" manifest:media-type=""/>
  <manifest:file-entry manifest:full-path="Pictures/20000001000000FE000001643A7736ED.svm" manifest:media-type=""/>
  <manifest:file-entry manifest:full-path="Pictures/2000000200000240000001B06EFCD720.eps" manifest:media-type=""/>
  <manifest:file-entry manifest:full-path="Pictures/2000001A00004F1D00003B56CDA8DE66.wmf" manifest:media-type=""/>
  <manifest:file-entry manifest:full-path="Pictures/2000000100000095000000F2BBAA0E94.svm" manifest:media-type=""/>
  <manifest:file-entry manifest:full-path="Pictures/2000002E00004F1D00003B564E0E03E8.wmf" manifest:media-type=""/>
  <manifest:file-entry manifest:full-path="Pictures/20000001000000B2000000A1E26EC0C6.svm" manifest:media-type=""/>
  <manifest:file-entry manifest:full-path="Pictures/20000002000002150000009F9792E51A.eps" manifest:media-type=""/>
  <manifest:file-entry manifest:full-path="Pictures/200000010000010B000001202FB806BB.svm" manifest:media-type=""/>
  <manifest:file-entry manifest:full-path="Pictures/" manifest:media-type=""/>
  <manifest:file-entry manifest:full-path="content.xml" manifest:media-type="text/xml"/>
  <manifest:file-entry manifest:full-path="ObjectReplacements/Object 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 manifest:media-type=""/>
  <manifest:file-entry manifest:full-path="Object 10/Configurations2/statusbar/" manifest:media-type=""/>
  <manifest:file-entry manifest:full-path="Object 10/Configurations2/accelerator/current.xml" manifest:media-type=""/>
  <manifest:file-entry manifest:full-path="Object 10/Configurations2/accelerator/" manifest:media-type=""/>
  <manifest:file-entry manifest:full-path="Object 10/Configurations2/floater/" manifest:media-type=""/>
  <manifest:file-entry manifest:full-path="Object 10/Configurations2/popupmenu/" manifest:media-type=""/>
  <manifest:file-entry manifest:full-path="Object 10/Configurations2/progressbar/" manifest:media-type=""/>
  <manifest:file-entry manifest:full-path="Object 10/Configurations2/toolpanel/" manifest:media-type=""/>
  <manifest:file-entry manifest:full-path="Object 10/Configurations2/menubar/" manifest:media-type=""/>
  <manifest:file-entry manifest:full-path="Object 10/Configurations2/toolbar/" manifest:media-type=""/>
  <manifest:file-entry manifest:full-path="Object 10/Configurations2/images/Bitmaps/" manifest:media-type=""/>
  <manifest:file-entry manifest:full-path="Object 10/Configurations2/images/"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styles.xml" manifest:media-type="text/xml"/>
  <manifest:file-entry manifest:full-path="Object 15/Configurations2/statusbar/" manifest:media-type=""/>
  <manifest:file-entry manifest:full-path="Object 15/Configurations2/accelerator/current.xml" manifest:media-type=""/>
  <manifest:file-entry manifest:full-path="Object 15/Configurations2/accelerator/" manifest:media-type=""/>
  <manifest:file-entry manifest:full-path="Object 15/Configurations2/floater/" manifest:media-type=""/>
  <manifest:file-entry manifest:full-path="Object 15/Configurations2/popupmenu/" manifest:media-type=""/>
  <manifest:file-entry manifest:full-path="Object 15/Configurations2/progressbar/" manifest:media-type=""/>
  <manifest:file-entry manifest:full-path="Object 15/Configurations2/toolpanel/" manifest:media-type=""/>
  <manifest:file-entry manifest:full-path="Object 15/Configurations2/menubar/" manifest:media-type=""/>
  <manifest:file-entry manifest:full-path="Object 15/Configurations2/toolbar/" manifest:media-type=""/>
  <manifest:file-entry manifest:full-path="Object 15/Configurations2/images/Bitmaps/" manifest:media-type=""/>
  <manifest:file-entry manifest:full-path="Object 15/Configurations2/images/"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statusbar/" manifest:media-type=""/>
  <manifest:file-entry manifest:full-path="Object 16/Configurations2/accelerator/current.xml" manifest:media-type=""/>
  <manifest:file-entry manifest:full-path="Object 16/Configurations2/accelerator/" manifest:media-type=""/>
  <manifest:file-entry manifest:full-path="Object 16/Configurations2/floater/" manifest:media-type=""/>
  <manifest:file-entry manifest:full-path="Object 16/Configurations2/popupmenu/" manifest:media-type=""/>
  <manifest:file-entry manifest:full-path="Object 16/Configurations2/progressbar/" manifest:media-type=""/>
  <manifest:file-entry manifest:full-path="Object 16/Configurations2/toolpanel/" manifest:media-type=""/>
  <manifest:file-entry manifest:full-path="Object 16/Configurations2/menubar/" manifest:media-type=""/>
  <manifest:file-entry manifest:full-path="Object 16/Configurations2/toolbar/" manifest:media-type=""/>
  <manifest:file-entry manifest:full-path="Object 16/Configurations2/images/Bitmaps/" manifest:media-type=""/>
  <manifest:file-entry manifest:full-path="Object 16/Configurations2/images/"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8/Configurations2/statusbar/" manifest:media-type=""/>
  <manifest:file-entry manifest:full-path="Object 28/Configurations2/accelerator/current.xml" manifest:media-type=""/>
  <manifest:file-entry manifest:full-path="Object 28/Configurations2/accelerator/" manifest:media-type=""/>
  <manifest:file-entry manifest:full-path="Object 28/Configurations2/floater/" manifest:media-type=""/>
  <manifest:file-entry manifest:full-path="Object 28/Configurations2/popupmenu/" manifest:media-type=""/>
  <manifest:file-entry manifest:full-path="Object 28/Configurations2/progressbar/" manifest:media-type=""/>
  <manifest:file-entry manifest:full-path="Object 28/Configurations2/toolpanel/" manifest:media-type=""/>
  <manifest:file-entry manifest:full-path="Object 28/Configurations2/menubar/" manifest:media-type=""/>
  <manifest:file-entry manifest:full-path="Object 28/Configurations2/toolbar/" manifest:media-type=""/>
  <manifest:file-entry manifest:full-path="Object 28/Configurations2/images/Bitmaps/" manifest:media-type=""/>
  <manifest:file-entry manifest:full-path="Object 28/Configurations2/images/"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Configurations2/statusbar/" manifest:media-type=""/>
  <manifest:file-entry manifest:full-path="Object 5/Configurations2/accelerator/current.xml" manifest:media-type=""/>
  <manifest:file-entry manifest:full-path="Object 5/Configurations2/accelerator/" manifest:media-type=""/>
  <manifest:file-entry manifest:full-path="Object 5/Configurations2/floater/" manifest:media-type=""/>
  <manifest:file-entry manifest:full-path="Object 5/Configurations2/popupmenu/" manifest:media-type=""/>
  <manifest:file-entry manifest:full-path="Object 5/Configurations2/progressbar/" manifest:media-type=""/>
  <manifest:file-entry manifest:full-path="Object 5/Configurations2/toolpanel/" manifest:media-type=""/>
  <manifest:file-entry manifest:full-path="Object 5/Configurations2/menubar/" manifest:media-type=""/>
  <manifest:file-entry manifest:full-path="Object 5/Configurations2/toolbar/" manifest:media-type=""/>
  <manifest:file-entry manifest:full-path="Object 5/Configurations2/images/Bitmaps/" manifest:media-type=""/>
  <manifest:file-entry manifest:full-path="Object 5/Configurations2/images/"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statusbar/" manifest:media-type=""/>
  <manifest:file-entry manifest:full-path="Object 6/Configurations2/accelerator/current.xml" manifest:media-type=""/>
  <manifest:file-entry manifest:full-path="Object 6/Configurations2/accelerator/" manifest:media-type=""/>
  <manifest:file-entry manifest:full-path="Object 6/Configurations2/floater/" manifest:media-type=""/>
  <manifest:file-entry manifest:full-path="Object 6/Configurations2/popupmenu/" manifest:media-type=""/>
  <manifest:file-entry manifest:full-path="Object 6/Configurations2/progressbar/" manifest:media-type=""/>
  <manifest:file-entry manifest:full-path="Object 6/Configurations2/toolpanel/" manifest:media-type=""/>
  <manifest:file-entry manifest:full-path="Object 6/Configurations2/menubar/" manifest:media-type=""/>
  <manifest:file-entry manifest:full-path="Object 6/Configurations2/toolbar/" manifest:media-type=""/>
  <manifest:file-entry manifest:full-path="Object 6/Configurations2/images/Bitmaps/" manifest:media-type=""/>
  <manifest:file-entry manifest:full-path="Object 6/Configurations2/images/"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statusbar/" manifest:media-type=""/>
  <manifest:file-entry manifest:full-path="Object 7/Configurations2/accelerator/current.xml" manifest:media-type=""/>
  <manifest:file-entry manifest:full-path="Object 7/Configurations2/accelerator/" manifest:media-type=""/>
  <manifest:file-entry manifest:full-path="Object 7/Configurations2/floater/" manifest:media-type=""/>
  <manifest:file-entry manifest:full-path="Object 7/Configurations2/popupmenu/" manifest:media-type=""/>
  <manifest:file-entry manifest:full-path="Object 7/Configurations2/progressbar/" manifest:media-type=""/>
  <manifest:file-entry manifest:full-path="Object 7/Configurations2/toolpanel/" manifest:media-type=""/>
  <manifest:file-entry manifest:full-path="Object 7/Configurations2/menubar/" manifest:media-type=""/>
  <manifest:file-entry manifest:full-path="Object 7/Configurations2/toolbar/" manifest:media-type=""/>
  <manifest:file-entry manifest:full-path="Object 7/Configurations2/images/Bitmaps/" manifest:media-type=""/>
  <manifest:file-entry manifest:full-path="Object 7/Configurations2/images/"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statusbar/" manifest:media-type=""/>
  <manifest:file-entry manifest:full-path="Object 8/Configurations2/accelerator/current.xml" manifest:media-type=""/>
  <manifest:file-entry manifest:full-path="Object 8/Configurations2/accelerator/" manifest:media-type=""/>
  <manifest:file-entry manifest:full-path="Object 8/Configurations2/floater/" manifest:media-type=""/>
  <manifest:file-entry manifest:full-path="Object 8/Configurations2/popupmenu/" manifest:media-type=""/>
  <manifest:file-entry manifest:full-path="Object 8/Configurations2/progressbar/" manifest:media-type=""/>
  <manifest:file-entry manifest:full-path="Object 8/Configurations2/toolpanel/" manifest:media-type=""/>
  <manifest:file-entry manifest:full-path="Object 8/Configurations2/menubar/" manifest:media-type=""/>
  <manifest:file-entry manifest:full-path="Object 8/Configurations2/toolbar/" manifest:media-type=""/>
  <manifest:file-entry manifest:full-path="Object 8/Configurations2/images/Bitmaps/" manifest:media-type=""/>
  <manifest:file-entry manifest:full-path="Object 8/Configurations2/images/"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Configurations2/statusbar/" manifest:media-type=""/>
  <manifest:file-entry manifest:full-path="Object 9/Configurations2/accelerator/current.xml" manifest:media-type=""/>
  <manifest:file-entry manifest:full-path="Object 9/Configurations2/accelerator/" manifest:media-type=""/>
  <manifest:file-entry manifest:full-path="Object 9/Configurations2/floater/" manifest:media-type=""/>
  <manifest:file-entry manifest:full-path="Object 9/Configurations2/popupmenu/" manifest:media-type=""/>
  <manifest:file-entry manifest:full-path="Object 9/Configurations2/progressbar/" manifest:media-type=""/>
  <manifest:file-entry manifest:full-path="Object 9/Configurations2/toolpanel/" manifest:media-type=""/>
  <manifest:file-entry manifest:full-path="Object 9/Configurations2/menubar/" manifest:media-type=""/>
  <manifest:file-entry manifest:full-path="Object 9/Configurations2/toolbar/" manifest:media-type=""/>
  <manifest:file-entry manifest:full-path="Object 9/Configurations2/images/Bitmaps/" manifest:media-type=""/>
  <manifest:file-entry manifest:full-path="Object 9/Configurations2/images/"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dash" draw:stroke-dash="Ultrafine_20_Dashed" draw:fill="none" draw:textarea-horizontal-align="justify" draw:textarea-vertical-align="middle" draw:auto-grow-height="false" fo:min-height="0cm" fo:min-width="0cm" fo:wrap-option="no-wrap"/>
    </style:style>
    <style:style style:name="gr3" style:family="graphic" style:parent-style-name="standard">
      <style:graphic-properties draw:stroke="solid" draw:marker-end="Arrow" draw:marker-end-width="0.102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225cm" fo:min-width="0.709cm"/>
    </style:style>
    <style:style style:name="gr5" style:family="graphic" style:parent-style-name="standard">
      <style:graphic-properties draw:stroke="none" svg:stroke-color="#000000" draw:fill="none" draw:fill-color="#ffffff" draw:textarea-horizontal-align="left" draw:auto-grow-height="true" draw:auto-grow-width="true" fo:min-height="0.225cm" fo:min-width="1.836cm"/>
    </style:style>
    <style:style style:name="gr6" style:family="graphic" style:parent-style-name="standard">
      <style:graphic-properties draw:stroke="dash" draw:stroke-dash="Ultrafine_20_Dashed" draw:textarea-horizontal-align="center" draw:textarea-vertical-align="middle"/>
    </style:style>
    <style:style style:name="gr7" style:family="graphic" style:parent-style-name="standard">
      <style:graphic-properties draw:stroke="none" draw:stroke-dash="Ultrafine_20_Dashed" svg:stroke-color="#000000" draw:fill="none" draw:fill-color="#ffffff" draw:textarea-horizontal-align="left" draw:auto-grow-height="true" draw:auto-grow-width="true" fo:min-height="0cm" fo:min-width="0cm"/>
    </style:style>
    <style:style style:name="gr8" style:family="graphic" style:parent-style-name="standard">
      <style:graphic-properties draw:ole-draw-aspect="1" style:protect="size"/>
    </style:style>
    <style:style style:name="gr9" style:family="graphic" style:parent-style-name="standard">
      <style:graphic-properties TexMathsArgs="12§display§x"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TexMathsArgs="12§display§y"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TexMathsArgs="12§display§x'"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TexMathsArgs="12§display§y'"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fill-color="#000000" draw:textarea-horizontal-align="justify" draw:textarea-vertical-align="middle" draw:auto-grow-height="false"/>
    </style:style>
    <style:style style:name="gr14" style:family="graphic" style:parent-style-name="standard">
      <style:graphic-properties TexMathsArgs="8§display§Q"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TexMathsArgs="8§display§P"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TexMathsArgs="12§display§2"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TexMathsArgs="12§display§4"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TexMathsArgs="12§display§6"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TexMathsArgs="12§display§8"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TexMathsArgs="12§display§-2"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TexMathsArgs="12§display§-4"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text-properties fo:font-family="'XB Tabriz'" style:font-pitch="variable" fo:font-size="8pt" style:font-size-asian="8pt" style:font-family-complex="'XB Tabriz'" style:font-pitch-complex="variable" style:font-size-complex="8pt"/>
    </style:style>
    <style:style style:name="P3" style:family="paragraph">
      <style:paragraph-properties fo:text-align="center"/>
      <style:text-properties fo:font-family="'XB Tabriz'" style:font-pitch="variable" fo:font-size="12pt" style:font-size-asian="12pt" style:font-size-complex="12pt"/>
    </style:style>
    <style:style style:name="P4" style:family="paragraph">
      <style:text-properties fo:font-family="'XB Tabriz'" style:font-pitch="variable" fo:font-size="12pt" style:font-size-asian="12pt" style:font-size-complex="12pt"/>
    </style:style>
    <style:style style:name="T1" style:family="text">
      <style:text-properties fo:font-family="'XB Tabriz'" style:font-pitch="variable" fo:font-size="8pt" style:font-size-asian="8pt" style:font-family-complex="'XB Tabriz'" style:font-pitch-complex="variable" style:font-size-complex="8pt"/>
    </style:style>
    <style:style style:name="T2" style:family="text">
      <style:text-properties fo:font-family="'XB Tabriz'" style:font-pitch="variable" fo:font-size="12pt" style:font-size-asian="12pt" style:font-size-complex="12pt"/>
    </style:style>
    <style:style style:name="T3" style:family="text">
      <style:text-properties fo:font-family="'XB Tabriz'" style:font-pitch="variable" fo:font-size="12pt" style:font-size-asian="12pt" style:font-family-complex="'XB Tabriz'" style:font-pitch-complex="variable"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3.365cm" svg:height="3.55cm" svg:x="0.288cm" svg:y="0.309cm">
          <draw:image xlink:href="Pictures/2000002E00004F1D00003B564E0E03E8.wmf" xlink:type="simple" xlink:show="embed" xlink:actuate="onLoad">
            <text:p/>
          </draw:image>
        </draw:frame>
        <draw:frame draw:style-name="gr1" draw:text-style-name="P1" draw:layer="layout" svg:width="5.078cm" svg:height="3.472cm" svg:x="3.424cm" svg:y="0.49cm">
          <draw:image xlink:href="Pictures/2000001A00004F1D00003B56CDA8DE66.wmf" xlink:type="simple" xlink:show="embed" xlink:actuate="onLoad">
            <text:p/>
          </draw:image>
        </draw:frame>
        <draw:custom-shape draw:style-name="gr2" draw:text-style-name="P1" xml:id="id1" draw:id="id1" draw:layer="layout" svg:width="0.324cm" svg:height="0.207cm" svg:x="2.486cm" svg:y="2.8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xml:id="id2" draw:id="id2" draw:layer="layout" svg:width="1.365cm" svg:height="0.531cm" svg:x="1.159cm" svg:y="1.768cm">
          <draw:glue-point draw:id="4" svg:x="-1.919cm" svg:y="4.44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1" draw:layer="layout" draw:type="curve" svg:x1="2.486cm" svg:y1="2.963cm" svg:x2="1.841cm" svg:y2="2.299cm" draw:start-shape="id1" draw:start-glue-point="3" draw:end-shape="id2" draw:end-glue-point="2" svg:d="m2486 2963c-430 0-645-221-645-664">
          <text:p/>
        </draw:connector>
        <draw:frame draw:style-name="gr4" draw:text-style-name="P2" xml:id="id4" draw:id="id4" draw:layer="layout" svg:width="1.624cm" svg:height="0.696cm" svg:x="0.728cm" svg:y="3.326cm">
          <draw:text-box>
            <text:p><text:span text:style-name="T1">چھوٹا حصہ</text:span></text:p>
          </draw:text-box>
        </draw:frame>
        <draw:frame draw:style-name="gr5" draw:text-style-name="P2" xml:id="id3" draw:id="id3" draw:layer="layout" svg:width="2.513cm" svg:height="0.696cm" svg:x="0.723cm" svg:y="0.429cm">
          <draw:text-box>
            <text:p><text:span text:style-name="T1">تقریباً سیدھا ہوتا ہے</text:span></text:p>
          </draw:text-box>
          <draw:glue-point draw:id="4" svg:x="-0.585cm" svg:y="-3.104cm"/>
          <draw:glue-point draw:id="5" svg:x="0.113cm" svg:y="2.967cm"/>
          <draw:glue-point draw:id="6" svg:x="-2.193cm" svg:y="2.044cm"/>
        </draw:frame>
        <draw:connector draw:style-name="gr6" draw:text-style-name="P3" draw:layer="layout" draw:type="curve" svg:x1="1.428cm" svg:y1="0.919cm" svg:x2="1.841cm" svg:y2="1.768cm" draw:start-shape="id3" draw:start-glue-point="6" draw:end-shape="id2" draw:end-glue-point="0" svg:d="m1428 919c0 790 413 366 413 849">
          <text:p/>
        </draw:connector>
        <draw:frame draw:style-name="gr7" draw:text-style-name="P4" draw:layer="layout" svg:width="0.937cm" svg:height="0.911cm" svg:x="4.195cm" svg:y="3.109cm">
          <draw:text-box>
            <text:p><text:span text:style-name="T2">(</text:span><text:span text:style-name="T3">ا</text:span><text:span text:style-name="T2">)</text:span></text:p>
          </draw:text-box>
        </draw:frame>
        <draw:frame draw:style-name="gr7" draw:text-style-name="P4" draw:layer="layout" svg:width="1.2cm" svg:height="0.911cm" svg:x="3.021cm" svg:y="3.096cm">
          <draw:text-box>
            <text:p><text:span text:style-name="T2">(</text:span><text:span text:style-name="T3">ب</text:span><text:span text:style-name="T2">)</text:span></text:p>
          </draw:text-box>
        </draw:frame>
        <draw:frame draw:style-name="gr8" draw:layer="layout" svg:width="0.51cm" svg:height="0.469cm" svg:x="2.882cm" svg:y="2.641cm">
          <draw:object xlink:href="./Object 28" xlink:type="simple" xlink:show="embed" xlink:actuate="onLoad"/>
          <draw:image xlink:href="./ObjectReplacements/Object 28" xlink:type="simple" xlink:show="embed" xlink:actuate="onLoad"/>
        </draw:frame>
        <draw:frame draw:style-name="gr9" draw:text-style-name="P1" draw:layer="layout" svg:width="0.212cm" svg:height="0.192cm" svg:x="8.084cm" svg:y="2.931cm">
          <draw:image xlink:href="Pictures/20000001000000B2000000A1E26EC0C6.svm" xlink:type="simple" xlink:show="embed" xlink:actuate="onLoad">
            <text:p/>
          </draw:image>
        </draw:frame>
        <draw:frame draw:style-name="gr10" draw:text-style-name="P1" draw:layer="layout" svg:width="0.198cm" svg:height="0.274cm" svg:x="4.645cm" svg:y="0.386cm">
          <draw:image xlink:href="Pictures/20000001000000A6000000E5826F540A.svm" xlink:type="simple" xlink:show="embed" xlink:actuate="onLoad">
            <text:p/>
          </draw:image>
        </draw:frame>
        <draw:frame draw:style-name="gr11" draw:text-style-name="P1" draw:layer="layout" svg:width="0.319cm" svg:height="0.344cm" svg:x="7.772cm" svg:y="1.435cm">
          <draw:image xlink:href="Pictures/200000010000010B000001202FB806BB.svm" xlink:type="simple" xlink:show="embed" xlink:actuate="onLoad">
            <text:p/>
          </draw:image>
        </draw:frame>
        <draw:frame draw:style-name="gr12" draw:text-style-name="P1" draw:layer="layout" svg:width="0.304cm" svg:height="0.426cm" svg:x="5.882cm" svg:y="0.284cm">
          <draw:image xlink:href="Pictures/20000001000000FE000001643A7736ED.svm" xlink:type="simple" xlink:show="embed" xlink:actuate="onLoad">
            <text:p/>
          </draw:image>
        </draw:frame>
        <draw:custom-shape draw:style-name="gr13" draw:text-style-name="P1" draw:layer="layout" svg:width="0.085cm" svg:height="0.085cm" svg:x="5.997cm" svg:y="1.64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13" draw:text-style-name="P1" draw:layer="layout" svg:width="0.085cm" svg:height="0.085cm" svg:x="6.651cm" svg:y="1.184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frame draw:style-name="gr14" draw:text-style-name="P1" draw:layer="layout" svg:width="0.196cm" svg:height="0.257cm" svg:x="6.103cm" svg:y="1.731cm">
          <draw:image xlink:href="Pictures/20000001000000F6000001426FFCD15A.svm" xlink:type="simple" xlink:show="embed" xlink:actuate="onLoad">
            <text:p/>
          </draw:image>
        </draw:frame>
        <draw:frame draw:style-name="gr15" draw:text-style-name="P1" draw:layer="layout" svg:width="0.202cm" svg:height="0.193cm" svg:x="6.592cm" svg:y="0.92cm">
          <draw:image xlink:href="Pictures/20000001000000FE000000F2714C7CD4.svm" xlink:type="simple" xlink:show="embed" xlink:actuate="onLoad">
            <text:p/>
          </draw:image>
        </draw:frame>
        <draw:frame draw:style-name="gr16" draw:text-style-name="P1" draw:layer="layout" svg:width="0.173cm" svg:height="0.278cm" svg:x="5.294cm" svg:y="3.184cm">
          <draw:image xlink:href="Pictures/2000000100000091000000E91D35C203.svm" xlink:type="simple" xlink:show="embed" xlink:actuate="onLoad">
            <text:p/>
          </draw:image>
        </draw:frame>
        <draw:frame draw:style-name="gr17" draw:text-style-name="P1" draw:layer="layout" svg:width="0.192cm" svg:height="0.283cm" svg:x="5.952cm" svg:y="3.179cm">
          <draw:image xlink:href="Pictures/20000001000000A1000000ED2027EFBB.svm" xlink:type="simple" xlink:show="embed" xlink:actuate="onLoad">
            <text:p/>
          </draw:image>
        </draw:frame>
        <draw:frame draw:style-name="gr18" draw:text-style-name="P1" draw:layer="layout" svg:width="0.178cm" svg:height="0.289cm" svg:x="6.605cm" svg:y="3.173cm">
          <draw:image xlink:href="Pictures/2000000100000095000000F249036A95.svm" xlink:type="simple" xlink:show="embed" xlink:actuate="onLoad">
            <text:p/>
          </draw:image>
        </draw:frame>
        <draw:frame draw:style-name="gr19" draw:text-style-name="P1" draw:layer="layout" svg:width="0.178cm" svg:height="0.289cm" svg:x="7.259cm" svg:y="3.173cm">
          <draw:image xlink:href="Pictures/2000000100000095000000F2BBAA0E94.svm" xlink:type="simple" xlink:show="embed" xlink:actuate="onLoad">
            <text:p/>
          </draw:image>
        </draw:frame>
        <draw:frame draw:style-name="gr16" draw:text-style-name="P1" draw:layer="layout" svg:width="0.173cm" svg:height="0.278cm" svg:x="4.41cm" svg:y="2.464cm">
          <draw:image xlink:href="Pictures/2000000100000091000000E91D35C203.svm" xlink:type="simple" xlink:show="embed" xlink:actuate="onLoad">
            <text:p/>
          </draw:image>
        </draw:frame>
        <draw:frame draw:style-name="gr17" draw:text-style-name="P1" draw:layer="layout" svg:width="0.192cm" svg:height="0.283cm" svg:x="4.41cm" svg:y="1.986cm">
          <draw:image xlink:href="Pictures/20000001000000A1000000ED2027EFBB.svm" xlink:type="simple" xlink:show="embed" xlink:actuate="onLoad">
            <text:p/>
          </draw:image>
        </draw:frame>
        <draw:frame draw:style-name="gr18" draw:text-style-name="P1" draw:layer="layout" svg:width="0.178cm" svg:height="0.289cm" svg:x="4.41cm" svg:y="1.526cm">
          <draw:image xlink:href="Pictures/2000000100000095000000F249036A95.svm" xlink:type="simple" xlink:show="embed" xlink:actuate="onLoad">
            <text:p/>
          </draw:image>
        </draw:frame>
        <draw:frame draw:style-name="gr19" draw:text-style-name="P1" draw:layer="layout" svg:width="0.178cm" svg:height="0.289cm" svg:x="4.41cm" svg:y="1.042cm">
          <draw:image xlink:href="Pictures/2000000100000095000000F2BBAA0E94.svm" xlink:type="simple" xlink:show="embed" xlink:actuate="onLoad">
            <text:p/>
          </draw:image>
        </draw:frame>
        <draw:frame draw:style-name="gr16" draw:text-style-name="P1" draw:layer="layout" svg:width="0.173cm" svg:height="0.278cm" svg:x="6.614cm" svg:y="1.792cm">
          <draw:image xlink:href="Pictures/2000000100000091000000E91D35C203.svm" xlink:type="simple" xlink:show="embed" xlink:actuate="onLoad">
            <text:p/>
          </draw:image>
        </draw:frame>
        <draw:frame draw:style-name="gr17" draw:text-style-name="P1" draw:layer="layout" svg:width="0.192cm" svg:height="0.283cm" svg:x="7.231cm" svg:y="1.787cm">
          <draw:image xlink:href="Pictures/20000001000000A1000000ED2027EFBB.svm" xlink:type="simple" xlink:show="embed" xlink:actuate="onLoad">
            <text:p/>
          </draw:image>
        </draw:frame>
        <draw:frame draw:style-name="gr20" draw:text-style-name="P1" draw:layer="layout" svg:width="0.492cm" svg:height="0.278cm" svg:x="5.122cm" svg:y="1.792cm">
          <draw:image xlink:href="Pictures/200000010000019B000000E998E5788A.svm" xlink:type="simple" xlink:show="embed" xlink:actuate="onLoad">
            <text:p/>
          </draw:image>
        </draw:frame>
        <draw:frame draw:style-name="gr16" draw:text-style-name="P1" draw:layer="layout" svg:width="0.173cm" svg:height="0.278cm" svg:x="5.731cm" svg:y="1.054cm">
          <draw:image xlink:href="Pictures/2000000100000091000000E91D35C203.svm" xlink:type="simple" xlink:show="embed" xlink:actuate="onLoad">
            <text:p/>
          </draw:image>
        </draw:frame>
        <draw:frame draw:style-name="gr21" draw:text-style-name="P1" draw:layer="layout" svg:width="0.502cm" svg:height="0.283cm" svg:x="5.402cm" svg:y="2.45cm">
          <draw:image xlink:href="Pictures/20000001000001A3000000EDAA187C74.svm" xlink:type="simple" xlink:show="embed" xlink:actuate="onLoad">
            <text:p/>
          </draw:image>
        </draw:frame>
        <draw:custom-shape draw:style-name="gr13" draw:text-style-name="P1" draw:layer="layout" svg:width="0.085cm" svg:height="0.085cm" svg:x="2.62cm" svg:y="2.917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onnector draw:style-name="gr6" draw:text-style-name="P1" draw:layer="layout" draw:type="curve" svg:x1="2.648cm" svg:y1="3.067cm" svg:x2="2.352cm" svg:y2="3.674cm" draw:start-shape="id1" draw:start-glue-point="2" draw:end-shape="id4" draw:end-glue-point="1" svg:d="m2648 3067c0 405-98 607-296 607">
          <text:p/>
        </draw:connector>
      </draw:page>
      <draw:page draw:name="page2" draw:style-name="dp1" draw:master-page-name="Default">
        <draw:frame draw:style-name="gr1" draw:text-style-name="P1" draw:layer="layout" svg:width="8.331cm" svg:height="2.499cm" svg:x="0.256cm" svg:y="0.653cm">
          <draw:image xlink:href="Pictures/20000002000002150000009F9792E51A.eps" xlink:type="simple" xlink:show="embed" xlink:actuate="onLoad">
            <text:p/>
          </draw:image>
        </draw:frame>
        <draw:frame draw:style-name="gr1" draw:text-style-name="P1" draw:layer="layout" svg:width="4.724cm" svg:height="2.301cm" svg:x="0.319cm" svg:y="0.559cm">
          <draw:image xlink:href="Pictures/2000000200000240000001B06EFCD720.eps" xlink:type="simple" xlink:show="embed" xlink:actuate="onLoad">
            <text:p/>
          </draw:image>
        </draw:frame>
        <draw:frame draw:style-name="gr8" draw:layer="layout" svg:width="0.408cm" svg:height="0.355cm" svg:x="7.873cm" svg:y="1.661cm">
          <draw:object xlink:href="./Object 5" xlink:type="simple" xlink:show="embed" xlink:actuate="onLoad"/>
          <draw:image xlink:href="./ObjectReplacements/Object 5" xlink:type="simple" xlink:show="embed" xlink:actuate="onLoad"/>
        </draw:frame>
        <draw:frame draw:style-name="gr8" draw:layer="layout" svg:width="0.424cm" svg:height="0.356cm" svg:x="4.926cm" svg:y="1.711cm">
          <draw:object xlink:href="./Object 6" xlink:type="simple" xlink:show="embed" xlink:actuate="onLoad"/>
          <draw:image xlink:href="./ObjectReplacements/Object 6" xlink:type="simple" xlink:show="embed" xlink:actuate="onLoad"/>
        </draw:frame>
        <draw:frame draw:style-name="gr8" draw:layer="layout" svg:width="0.468cm" svg:height="0.47cm" svg:x="7.831cm" svg:y="1.197cm">
          <draw:object xlink:href="./Object 7" xlink:type="simple" xlink:show="embed" xlink:actuate="onLoad"/>
          <draw:image xlink:href="./ObjectReplacements/Object 7" xlink:type="simple" xlink:show="embed" xlink:actuate="onLoad"/>
        </draw:frame>
        <draw:frame draw:style-name="gr8" draw:layer="layout" svg:width="0.538cm" svg:height="0.47cm" svg:x="7.817cm" svg:y="2.107cm">
          <draw:object xlink:href="./Object 8" xlink:type="simple" xlink:show="embed" xlink:actuate="onLoad"/>
          <draw:image xlink:href="./ObjectReplacements/Object 8" xlink:type="simple" xlink:show="embed" xlink:actuate="onLoad"/>
        </draw:frame>
        <draw:frame draw:style-name="gr8" draw:layer="layout" svg:width="0.424cm" svg:height="0.356cm" svg:x="0.463cm" svg:y="1.413cm">
          <draw:object xlink:href="./Object 9" xlink:type="simple" xlink:show="embed" xlink:actuate="onLoad"/>
          <draw:image xlink:href="./ObjectReplacements/Object 9" xlink:type="simple" xlink:show="embed" xlink:actuate="onLoad"/>
        </draw:frame>
        <draw:frame draw:style-name="gr8" draw:layer="layout" svg:width="0.408cm" svg:height="0.355cm" svg:x="1.601cm" svg:y="0.781cm">
          <draw:object xlink:href="./Object 10" xlink:type="simple" xlink:show="embed" xlink:actuate="onLoad"/>
          <draw:image xlink:href="./ObjectReplacements/Object 10" xlink:type="simple" xlink:show="embed" xlink:actuate="onLoad"/>
        </draw:frame>
        <draw:frame draw:style-name="gr8" draw:layer="layout" svg:width="0.413cm" svg:height="0.309cm" svg:x="6.706cm" svg:y="1.439cm">
          <draw:object xlink:href="./Object 15" xlink:type="simple" xlink:show="embed" xlink:actuate="onLoad"/>
          <draw:image xlink:href="./ObjectReplacements/Object 15" xlink:type="simple" xlink:show="embed" xlink:actuate="onLoad"/>
        </draw:frame>
        <draw:frame draw:style-name="gr8" draw:layer="layout" svg:width="0.401cm" svg:height="0.309cm" svg:x="7.295cm" svg:y="1.41cm">
          <draw:object xlink:href="./Object 16" xlink:type="simple" xlink:show="embed" xlink:actuate="onLoad"/>
          <draw:image xlink:href="./ObjectReplacements/Object 16"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none"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4.31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date>2014-02-23T15:23:39</dc:date>
    <dc:creator>kkk </dc:creator>
    <meta:editing-duration>PT1H2M58S</meta:editing-duration>
    <meta:editing-cycles>4</meta:editing-cycles>
    <meta:generator>LibreOffice/3.3$Linux LibreOffice_project/330m19$Build-401</meta:generator>
    <meta:document-statistic meta:object-count="44"/>
  </office:meta>
</office:document-meta>
</file>

<file path=Object 10/content.xml><?xml version="1.0" encoding="utf-8"?>
<math xmlns="http://www.w3.org/1998/Math/MathML">
  <semantics>
    <mrow>
      <msub>
        <mi>v</mi>
        <mi>o</mi>
      </msub>
    </mrow>
    <annotation encoding="StarMath 5.0">v_o</annotation>
  </semantics>
</math>
</file>

<file path=Object 15/content.xml><?xml version="1.0" encoding="utf-8"?>
<math xmlns="http://www.w3.org/1998/Math/MathML">
  <semantics>
    <mrow>
      <mi>C</mi>
    </mrow>
    <annotation encoding="StarMath 5.0">C</annotation>
  </semantics>
</math>
</file>

<file path=Object 16/content.xml><?xml version="1.0" encoding="utf-8"?>
<math xmlns="http://www.w3.org/1998/Math/MathML">
  <semantics>
    <mrow>
      <mi>R</mi>
    </mrow>
    <annotation encoding="StarMath 5.0">R</annotation>
  </semantics>
</math>
</file>

<file path=Object 28/content.xml><?xml version="1.0" encoding="utf-8"?>
<math xmlns="http://www.w3.org/1998/Math/MathML">
  <semantics>
    <mi>Q</mi>
    <annotation encoding="StarMath 5.0">Q</annotation>
  </semantics>
</math>
</file>

<file path=Object 5/content.xml><?xml version="1.0" encoding="utf-8"?>
<math xmlns="http://www.w3.org/1998/Math/MathML">
  <semantics>
    <mrow>
      <msub>
        <mi>v</mi>
        <mi>o</mi>
      </msub>
    </mrow>
    <annotation encoding="StarMath 5.0">v_o</annotation>
  </semantics>
</math>
</file>

<file path=Object 6/content.xml><?xml version="1.0" encoding="utf-8"?>
<math xmlns="http://www.w3.org/1998/Math/MathML">
  <semantics>
    <msub>
      <mi>v</mi>
      <mi>I</mi>
    </msub>
    <annotation encoding="StarMath 5.0">v_I</annotation>
  </semantics>
</math>
</file>

<file path=Object 7/content.xml><?xml version="1.0" encoding="utf-8"?>
<math xmlns="http://www.w3.org/1998/Math/MathML">
  <semantics>
    <mrow>
      <mrow>
        <mo stretchy="false">+</mo>
        <mrow/>
      </mrow>
    </mrow>
    <annotation encoding="StarMath 5.0">+{}</annotation>
  </semantics>
</math>
</file>

<file path=Object 8/content.xml><?xml version="1.0" encoding="utf-8"?>
<math xmlns="http://www.w3.org/1998/Math/MathML">
  <semantics>
    <mrow>
      <mrow>
        <mo stretchy="false">−</mo>
        <mrow/>
      </mrow>
    </mrow>
    <annotation encoding="StarMath 5.0">-{}</annotation>
  </semantics>
</math>
</file>

<file path=Object 9/content.xml><?xml version="1.0" encoding="utf-8"?>
<math xmlns="http://www.w3.org/1998/Math/MathML">
  <semantics>
    <msub>
      <mi>v</mi>
      <mi>I</mi>
    </msub>
    <annotation encoding="StarMath 5.0">v_I</annotation>
  </semantics>
</math>
</file>